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">
      <style:text-properties officeooo:rsid="0015f732" officeooo:paragraph-rsid="0015f732"/>
    </style:style>
    <style:style style:name="P2" style:family="paragraph" style:parent-style-name="Heading">
      <style:text-properties officeooo:rsid="00195a3c" officeooo:paragraph-rsid="00195a3c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List of “Starred” Players In The First Mike Duck Tournament</text:h>
      <text:p text:style-name="P2">Date compiled: <text:date style:data-style-name="N37" text:date-value="2020-11-10T13:24:25.481197997" text:fixed="true">10/11/20</text:date></text:p>
      <text:p text:style-name="P1">Cowley 2</text:p>
      <text:p text:style-name="Standard">Stanley, William</text:p>
      <text:p text:style-name="Standard">Lwin, Ko Ko </text:p>
      <text:p text:style-name="Heading">Oxford City 1</text:p>
      <text:p text:style-name="Standard">Manley, Jon P</text:p>
      <text:p text:style-name="Standard">Brown, Matthew</text:p>
      <text:p text:style-name="Heading">Oxford City 2</text:p>
      <text:p text:style-name="Standard">Badhe, Abhishek</text:p>
      <text:p text:style-name="Standard">King, Simon E</text:p>
      <text:p text:style-name="Heading">Witney 1</text:p>
      <text:p text:style-name="Standard">Searle, Howard AJ</text:p>
      <text:p text:style-name="Standard">Kennedy, Ben </text:p>
      <text:p text:style-name="Standard">Gentry, Alan E</text:p>
      <text:p text:style-name="Standard">Edwards, Derek F </text:p>
      <text:p text:style-name="Standard">Blackwell, David</text:p>
      <text:p text:style-name="Heading">Witney 2</text:p>
      <text:p text:style-name="Standard">Kilbride-Newman, Robert (Bob)</text:p>
      <text:p text:style-name="Standard">Gilders, Ian </text:p>
      <text:p text:style-name="Standard">Turner, Roger N</text:p>
      <text:p text:style-name="Standard">Manning, Charli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13:16:41.298404081</meta:creation-date>
    <meta:generator>LibreOffice/6.0.7.3$Linux_X86_64 LibreOffice_project/00m0$Build-3</meta:generator>
    <dc:date>2020-11-10T13:28:40.359873288</dc:date>
    <meta:editing-duration>PT11M59S</meta:editing-duration>
    <meta:editing-cycles>3</meta:editing-cycles>
    <meta:document-statistic meta:table-count="0" meta:image-count="0" meta:object-count="0" meta:page-count="1" meta:paragraph-count="22" meta:word-count="63" meta:character-count="366" meta:non-whitespace-character-count="320"/>
  </office:meta>
</office:document-meta>
</file>